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text-indent="0in" style:auto-text-indent="false">
        <style:tab-stops>
          <style:tab-stop style:position="0.75in"/>
        </style:tab-stops>
      </style:paragraph-properties>
    </style:style>
    <style:style style:name="P2" style:family="paragraph" style:parent-style-name="Standard">
      <style:paragraph-properties fo:margin-left="0in" fo:margin-right="0in" fo:text-indent="0in" style:auto-text-indent="false">
        <style:tab-stops>
          <style:tab-stop style:position="0.75in"/>
        </style:tab-stops>
      </style:paragraph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Vis anmodning</text:h>
      <text:p text:style-name="Standard">Ved visning av en aktuell anmodning eller behov, får man informasjon om hvorvidt behovet er overført fra helpdesk eller ikke (eget referansenummer helt øverst – melding). Figuren over har ingen slik henvisning, kun Anmodnings ID nr. Denne anmodningen er opprettet direkte i behovsmodulen.</text:p>
      <text:p text:style-name="Standard"/>
      <text:p text:style-name="Standard">Videre ser man hvilket objekt og nivå behovet er knyttet til, budsjett, koordinator, status og når det ønskes utført.</text:p>
      <text:p text:style-name="Standard"/>
      <text:p text:style-name="Standard">Den som behandler et innkommen behov rangerer behovet ut fra aktuelle vurderinger og med hensyn til tilstandsgrad, sannsynlighet og konsekvens ved å velge poengsum fra 0 til 3. Egen vekting av de ulike områdene er predefinert i egen meny under Admin. Det beregnes poengsum som beskriver viktigheten av behovet – jo høyere sum jo mer viktig er behovet ut fra en samlet vurdering. Poengsummen vises på egen linje.</text:p>
      <text:p text:style-name="Standard"/>
      <text:p text:style-name="Standard">I tillegg kan vedlegg til behovet lastes opp som egne filer. Disse vises under Filer og Filnavn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1z1" style:family="text">
      <style:text-properties style:font-name="Arial" fo:font-size="14pt" fo:font-style="italic" fo:font-weight="bold" style:font-size-asian="14pt" style:font-style-asian="italic" style:font-weight-asian="bold" style:font-name-complex="Arial" style:font-size-complex="14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suffix="." style:num-format="1">
        <style:list-level-properties text:min-label-width="0.25in"/>
      </text:list-level-style-number>
      <text:list-level-style-number text:level="2" text:style-name="WW8Num1z1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start-value="3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Sigurd Nes</meta:initial-creator>
    <meta:creation-date>2007-04-04T09:00:40</meta:creation-date>
    <dc:creator>Sigurd Nes</dc:creator>
    <dc:date>2007-04-04T09:02:04</dc:date>
    <dc:language>en-US</dc:language>
    <meta:editing-cycles>2</meta:editing-cycles>
    <meta:editing-duration>PT1M2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147" meta:character-count="925"/>
  </office:meta>
</office:document-meta>
</file>